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P7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P8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9" style:parent-style-name="Standard" style:family="paragraph">
      <style:paragraph-properties fo:line-height="150%"/>
    </style:style>
    <style:style style:name="T1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6" style:parent-style-name="Standard" style:family="paragraph">
      <style:paragraph-properties fo:text-align="justify" fo:line-height="150%"/>
    </style:style>
    <style:style style:name="T1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2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2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2" style:parent-style-name="Standard" style:family="paragraph">
      <style:paragraph-properties fo:line-height="150%"/>
    </style:style>
    <style:style style:name="T2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5" style:parent-style-name="Standard" style:family="paragraph">
      <style:paragraph-properties fo:line-height="150%"/>
    </style:style>
    <style:style style:name="T2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2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9" style:parent-style-name="Standard" style:family="paragraph">
      <style:paragraph-properties fo:line-height="150%"/>
    </style:style>
    <style:style style:name="T3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3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32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33" style:parent-style-name="Standard" style:family="paragraph">
      <style:paragraph-properties fo:line-height="150%"/>
    </style:style>
    <style:style style:name="T3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3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4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4" style:parent-style-name="Standard" style:family="paragraph">
      <style:paragraph-properties fo:text-align="justify" fo:line-height="150%"/>
    </style:style>
    <style:style style:name="T4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4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9" style:parent-style-name="Standard" style:family="paragraph">
      <style:paragraph-properties fo:line-height="150%"/>
    </style:style>
    <style:style style:name="T5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5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53" style:parent-style-name="Standard" style:family="paragraph">
      <style:paragraph-properties fo:line-height="150%"/>
    </style:style>
    <style:style style:name="T5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5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58" style:parent-style-name="Standard" style:family="paragraph">
      <style:paragraph-properties fo:line-height="150%"/>
    </style:style>
    <style:style style:name="T59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6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6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6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6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6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65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66" style:parent-style-name="Standard" style:family="paragraph">
      <style:paragraph-properties fo:line-height="150%"/>
    </style:style>
    <style:style style:name="T6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6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6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7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7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7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7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7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7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76" style:parent-style-name="Standard" style:family="paragraph">
      <style:paragraph-properties fo:text-align="justify" fo:line-height="150%"/>
    </style:style>
    <style:style style:name="T7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7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7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8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8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82" style:parent-style-name="Standard" style:family="paragraph">
      <style:paragraph-properties fo:line-height="150%"/>
    </style:style>
    <style:style style:name="T8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8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8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8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87" style:parent-style-name="Standard" style:family="paragraph">
      <style:paragraph-properties fo:line-height="150%"/>
    </style:style>
    <style:style style:name="T8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8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9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91" style:parent-style-name="Standard" style:family="paragraph">
      <style:paragraph-properties fo:line-height="150%"/>
    </style:style>
    <style:style style:name="T9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9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9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9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9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9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98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99" style:parent-style-name="Standard" style:family="paragraph">
      <style:paragraph-properties fo:line-height="150%"/>
    </style:style>
    <style:style style:name="T10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0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0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0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0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0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0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0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0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0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10" style:parent-style-name="Standard" style:family="paragraph">
      <style:paragraph-properties fo:text-align="justify" fo:line-height="150%"/>
    </style:style>
    <style:style style:name="T11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1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1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14" style:parent-style-name="Standard" style:family="paragraph">
      <style:paragraph-properties fo:line-height="150%"/>
    </style:style>
    <style:style style:name="T11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1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17" style:parent-style-name="Standard" style:family="paragraph">
      <style:paragraph-properties fo:line-height="150%"/>
    </style:style>
    <style:style style:name="T11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1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20" style:parent-style-name="Standard" style:family="paragraph">
      <style:paragraph-properties fo:line-height="150%"/>
    </style:style>
    <style:style style:name="T12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2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23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</office:automatic-styles>
  <office:body>
    <office:text text:use-soft-page-breaks="true">
      <text:p text:style-name="P1">Aluno: Raul de Matos Barca<text:tab/><text:tab/><text:tab/><text:tab/>Data: 23/08/2013 – 02/09/2013</text:p>
      <text:p text:style-name="P7">Fase/Iteração: Iteração 1<text:tab/><text:tab/><text:tab/><text:tab/><text:tab/>Esforço Total:<text:s/>24<text:s/>horas</text:p>
      <text:p text:style-name="P8"/>
      <text:p text:style-name="P9"><text:span text:style-name="T10">Atividade</text:span><text:span text:style-name="T11">: Introdução à disciplina e ao projeto ContPatri</text:span><text:span text:style-name="T12"><text:tab/></text:span><text:span text:style-name="T13"><text:tab/></text:span><text:span text:style-name="T14">Esforço</text:span><text:span text:style-name="T15">: 4 horas</text:span></text:p>
      <text:p text:style-name="P16"><text:span text:style-name="T17">Descrição</text:span><text:span text:style-name="T18">:</text:span><text:span text:style-name="T19"><text:s/></text:span><text:span text:style-name="T20">Tempo gasto com apresentação de disciplinas e estudo inicial sobre o novo projeto a ser trabalhado</text:span><text:span text:style-name="T21">.</text:span></text:p>
      <text:p text:style-name="P22"><text:span text:style-name="T23">Produtos</text:span><text:span text:style-name="T24">: Nenhum.</text:span></text:p>
      <text:p text:style-name="P25"><text:span text:style-name="T26">Equipe</text:span><text:span text:style-name="T27">: Raul Barca</text:span><text:span text:style-name="T28">.</text:span></text:p>
      <text:p text:style-name="P29"><text:span text:style-name="T30">Artefato</text:span><text:span text:style-name="T31">: Nenhum.</text:span></text:p>
      <text:p text:style-name="P32"/>
      <text:p text:style-name="P33"><text:span text:style-name="T34">Atividade</text:span><text:span text:style-name="T35">: Análise</text:span><text:span text:style-name="T36"><text:s/>-</text:span><text:span text:style-name="T37"><text:s/>Escopo</text:span><text:span text:style-name="T38"><text:s/>X Requisitos X Casos de Uso</text:span><text:span text:style-name="T39"><text:tab/></text:span><text:span text:style-name="T40"><text:tab/></text:span><text:span text:style-name="T41">Esforço</text:span><text:span text:style-name="T42">:<text:s/></text:span><text:span text:style-name="T43">8 horas</text:span></text:p>
      <text:p text:style-name="P44"><text:span text:style-name="T45">Descrição</text:span><text:span text:style-name="T46">:</text:span><text:span text:style-name="T47"><text:s/></text:span><text:span text:style-name="T48">Foi verificado se o escopo estava todo levantado nos requisitos, verificado se todos os requisitos estavam presentes nos casos de uso e se estavam rastreados.</text:span></text:p>
      <text:p text:style-name="P49"><text:span text:style-name="T50">Produtos</text:span><text:span text:style-name="T51">:<text:s/></text:span><text:span text:style-name="T52">Análise do que foi levantado nos requisitos, e sua modelagem para casos de uso.</text:span></text:p>
      <text:p text:style-name="P53"><text:span text:style-name="T54">Equipe</text:span><text:span text:style-name="T55">:<text:s/></text:span><text:span text:style-name="T56">Raul Barca</text:span><text:span text:style-name="T57">.</text:span></text:p>
      <text:p text:style-name="P58"><text:span text:style-name="T59">Artefato</text:span><text:span text:style-name="T60">:<text:s/></text:span><text:span text:style-name="T61">“</text:span><text:span text:style-name="T62">Raul - Relatório 25-08-2013 EscopoXRequisitos</text:span><text:span text:style-name="T63">.docx”</text:span><text:span text:style-name="T64">.</text:span></text:p>
      <text:p text:style-name="P65"/>
      <text:p text:style-name="P66"><text:span text:style-name="T67">Atividade</text:span><text:span text:style-name="T68">: Análise - Arquitetura<text:s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</text:span><text:span text:style-name="T74">Esforço</text:span><text:span text:style-name="T75">: 8 horas</text:span></text:p>
      <text:p text:style-name="P76"><text:span text:style-name="T77">Descrição</text:span><text:span text:style-name="T78">:</text:span><text:span text:style-name="T79"><text:s/>Foi verificado<text:s/></text:span><text:span text:style-name="T80">se a arquitetura definida pelo projeto anterior satisfazia o que era proposto e se serviria de base para o projeto atual</text:span><text:span text:style-name="T81">.</text:span></text:p>
      <text:p text:style-name="P82"><text:span text:style-name="T83">Produtos</text:span><text:span text:style-name="T84">:<text:s/></text:span><text:span text:style-name="T85">Verificação da arquitetura definida pelo projeto passado</text:span><text:span text:style-name="T86">.</text:span></text:p>
      <text:p text:style-name="P87"><text:span text:style-name="T88">Equipe</text:span><text:span text:style-name="T89">: Raul Barca e Ulysses Alves</text:span><text:span text:style-name="T90">.</text:span></text:p>
      <text:p text:style-name="P91"><text:span text:style-name="T92">Artefato</text:span><text:span text:style-name="T93">:<text:s/></text:span><text:span text:style-name="T94">“</text:span><text:span text:style-name="T95">CONTPATRI_COM_Análise_da_arquitetura.odt</text:span><text:span text:style-name="T96">”</text:span><text:span text:style-name="T97">.</text:span></text:p>
      <text:p text:style-name="P98"/>
      <text:p text:style-name="P99"><text:span text:style-name="T100">Atividade</text:span><text:span text:style-name="T101">: Análise<text:s/></text:span><text:span text:style-name="T102">– Definição de Interfaces</text:span><text:span text:style-name="T103"><text:tab/></text:span><text:span text:style-name="T104"><text:tab/></text:span><text:span text:style-name="T105"><text:tab/></text:span><text:span text:style-name="T106">Esforço</text:span><text:span text:style-name="T107">:<text:s/></text:span><text:span text:style-name="T108">4</text:span><text:span text:style-name="T109"><text:s/>horas</text:span></text:p>
      <text:p text:style-name="P110"><text:span text:style-name="T111">Descrição</text:span><text:span text:style-name="T112">:</text:span><text:span text:style-name="T113"><text:s/>Já existe no projeto detalhado, as classes utilizadas para importação/exportação tanto com o SICOP quanto com o ContPatri-MOBILE. Seguiremos a atividade após discutirmos a forma que vamos trabalhar com as equipes de desenvolvimento. Se será necessário a criação das interfaces por nós ou se só a o que definirmos será suficiente para que possam desenvolver a comunicação.</text:span></text:p>
      <text:p text:style-name="P114"><text:span text:style-name="T115">Produtos</text:span><text:span text:style-name="T116">: Interfaces de comunicação entre sistemas.</text:span></text:p>
      <text:p text:style-name="P117"><text:span text:style-name="T118">Equipe</text:span><text:span text:style-name="T119">: Raul Barca e Ulysses Alves.</text:span></text:p>
      <text:p text:style-name="P120"><text:span text:style-name="T121">Artefato</text:span><text:span text:style-name="T122">: Nenhum.</text:span></text:p>
      <text:p text:style-name="P1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3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FootnoteSymbol" style:display-name="Footnote Symbol" style:family="text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list-style style:name="LS1" style:display-name="LS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bottom="0in" fo:line-height="100%"/>
    </style:style>
    <style:style style:name="T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language="pt" fo:country="BR"/>
    </style:style>
    <style:style style:name="T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language="pt" fo:country="BR"/>
    </style:style>
  </office:automatic-styles>
  <office:master-styles>
    <style:master-page style:name="MP0" style:page-layout-name="PL0">
      <style:header>
        <text:p text:style-name="P2"><text:span text:style-name="T3">Fábrica de Software – Instituto de Informática – Universidade Federal de Goiás</text:span></text:p>
        <text:p text:style-name="P4">ContPatri</text:p>
        <text:p text:style-name="Standard"><text:span text:style-name="T5">Relatório Individual</text:span></text:p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hais cardoso moura de souza</meta:initial-creator>
    <dc:creator>Raul</dc:creator>
    <meta:creation-date>2013-09-01T21:02:00Z</meta:creation-date>
    <dc:date>2013-09-01T21:02:00Z</dc:date>
    <meta:template xlink:href="Normal" xlink:type="simple"/>
    <meta:editing-cycles>2</meta:editing-cycles>
    <meta:editing-duration>PT60S</meta:editing-duration>
    <meta:document-statistic meta:page-count="2" meta:paragraph-count="3" meta:word-count="264" meta:character-count="1691" meta:row-count="11" meta:non-whitespace-character-count="1430"/>
  </office:meta>
</office:document-meta>
</file>